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30.67mm"/>
    </style:style>
    <style:style style:name="co26" style:family="table-column">
      <style:table-column-properties fo:break-before="auto" style:column-width="28.2mm"/>
    </style:style>
    <style:style style:name="co27" style:family="table-column">
      <style:table-column-properties fo:break-before="auto" style:column-width="11.82mm"/>
    </style:style>
    <style:style style:name="co28" style:family="table-column">
      <style:table-column-properties fo:break-before="auto" style:column-width="18.84mm"/>
    </style:style>
    <style:style style:name="co29" style:family="table-column">
      <style:table-column-properties fo:break-before="auto" style:column-width="46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3" style:family="table-cell" style:parent-style-name="Default">
      <style:table-cell-properties fo:background-color="#ff9900" fo:border="0.06pt solid #000000"/>
      <style:text-properties style:text-position=""/>
    </style:style>
    <style:style style:name="ce24" style:family="table-cell" style:parent-style-name="Default">
      <style:table-cell-properties fo:background-color="transparent" fo:border="0.06pt solid #000000"/>
      <style:text-properties style:text-position=""/>
    </style:style>
    <style:style style:name="ce25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27" style:family="table-cell" style:parent-style-name="Default">
      <style:table-cell-properties style:shrink-to-fit="true"/>
      <style:text-properties style:text-position=""/>
    </style:style>
    <style:style style:name="ce28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fo:background-color="#00ff66"/>
      <style:text-properties style:text-position=""/>
    </style:style>
    <style:style style:name="ce31" style:family="table-cell" style:parent-style-name="Default">
      <style:table-cell-properties fo:background-color="#ff9900"/>
      <style:text-properties style:text-position=""/>
    </style:style>
    <style:style style:name="ce32" style:family="table-cell" style:parent-style-name="Default">
      <style:table-cell-properties fo:background-color="transparent"/>
      <style:text-properties style:text-position=""/>
    </style:style>
    <style:style style:name="ce33" style:family="table-cell" style:parent-style-name="Default">
      <style:table-cell-properties fo:background-color="#ffff00"/>
      <style:text-properties style:text-position="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5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fo:background-color="#ff3333" fo:border="0.06pt solid #000000"/>
      <style:text-properties style:text-position=""/>
    </style:style>
    <style:style style:name="ce37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38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39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0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2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48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0" style:family="table-cell" style:parent-style-name="Default">
      <style:text-properties style:text-position="" style:font-name="DejaVu Sans" fo:font-size="10pt" style:font-size-asian="10pt" style:font-size-complex="10pt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#ffff00" fo:border="0.06pt solid #000000"/>
    </style:style>
    <style:style style:name="ce61" style:family="table-cell" style:parent-style-name="Default">
      <style:table-cell-properties fo:background-color="#00ff66" fo:border="0.06pt solid #000000"/>
    </style:style>
    <style:style style:name="ce6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75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1" style:family="table-cell" style:parent-style-name="Default">
      <style:table-cell-properties fo:background-color="#ff9900" fo:border="0.06pt solid #000000"/>
    </style:style>
    <style:style style:name="ce82" style:family="table-cell" style:parent-style-name="Default">
      <style:table-cell-properties fo:background-color="transparent" fo:border="0.06pt solid #000000"/>
    </style:style>
    <style:style style:name="ce83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85" style:family="table-cell" style:parent-style-name="Default">
      <style:table-cell-properties style:shrink-to-fit="true"/>
    </style:style>
    <style:style style:name="ce86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87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88" style:family="table-cell" style:parent-style-name="Default">
      <style:table-cell-properties fo:background-color="#00ff66"/>
    </style:style>
    <style:style style:name="ce89" style:family="table-cell" style:parent-style-name="Default">
      <style:table-cell-properties fo:background-color="#ff9900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ackground-color="#ffff00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3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94" style:family="table-cell" style:parent-style-name="Default">
      <style:table-cell-properties fo:background-color="#ff3333" fo:border="0.06pt solid #000000"/>
    </style:style>
    <style:style style:name="ce95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96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7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8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99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00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01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0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0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05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06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8" style:family="table-cell" style:parent-style-name="Default">
      <style:text-properties style:font-name="DejaVu Sans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99pt ridge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style:diagonal-bl-tr="none" style:diagonal-tl-br="none" fo:border="0.74pt solid #000000" style:rotation-align="none"/>
    </style:style>
    <style:style style:name="ce12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3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fo:border="0.06pt solid #000000" style:rotation-align="none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8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/>
    </style:style>
    <style:style style:name="ce141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color="#000066"/>
    </style:style>
    <style:style style:name="ce14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4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145" style:family="table-cell" style:parent-style-name="Default" style:data-style-name="N37"/>
    <style:style style:name="ce14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4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50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1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2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153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</style:style>
    <style:style style:name="ce154" style:family="table-cell" style:parent-style-name="Default" style:data-style-name="N4"/>
    <style:style style:name="ce155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6" style:family="table-cell" style:parent-style-name="Default" style:data-style-name="N4">
      <style:table-cell-properties fo:background-color="#ccff66"/>
      <style:text-properties fo:font-weight="bold" style:font-weight-asian="bold" style:font-weight-complex="bold"/>
    </style:style>
    <style:style style:name="ce157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158" style:family="table-cell" style:parent-style-name="Default" style:data-style-name="N4">
      <style:text-properties fo:font-weight="bold" style:font-weight-asian="bold" style:font-weight-complex="bold"/>
    </style:style>
    <style:style style:name="ce159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18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19" office:value-type="string" calcext:value-type="string" table:number-columns-spanned="2" table:number-rows-spanned="1">
            <text:p>Insumos</text:p>
          </table:table-cell>
          <table:covered-table-cell table:style-name="ce21"/>
          <table:table-cell table:style-name="ce19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8" office:value-type="string" calcext:value-type="string">
            <text:p>Crazy Cranberry</text:p>
          </table:table-cell>
          <table:table-cell table:style-name="ce9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0" office:value-type="string" calcext:value-type="string">
            <text:p>Hielo </text:p>
          </table:table-cell>
          <table:table-cell table:style-name="ce21" office:value-type="string" calcext:value-type="string">
            <text:p>Vasos</text:p>
          </table:table-cell>
          <table:table-cell table:style-name="ce20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number-columns-repeated="3" table:style-name="ce9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number-columns-repeated="4"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8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4"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4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2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number-columns-repeated="4"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6"/>
          <table:table-cell table:style-name="ce11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5" table:formula="of:=[.E24]-[.E25]" office:value-type="currency" office:currency="ARS" office:value="55" calcext:value-type="currency">
            <text:p>$55,00</text:p>
          </table:table-cell>
          <table:table-cell table:style-name="ce15" table:formula="of:=[.F24]-[.F25]" office:value-type="currency" office:currency="ARS" office:value="55" calcext:value-type="currency">
            <text:p>$55,00</text:p>
          </table:table-cell>
          <table:table-cell table:style-name="ce17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office:forms form:automatic-focus="false" form:apply-design-mode="false"/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office:forms form:automatic-focus="false" form:apply-design-mode="false"/>
        <table:table-column table:style-name="co12" table:default-cell-style-name="Default"/>
        <table:table-column table:style-name="co13" table:number-columns-repeated="8" table:default-cell-style-name="ce27"/>
        <table:table-column table:style-name="co14" table:number-columns-repeated="3" table:default-cell-style-name="ce27"/>
        <table:table-row table:style-name="ro1"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5" table:number-columns-repeated="7"/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5" table:number-columns-repeated="9"/>
          <table:table-cell table:style-name="ce25" office:value-type="string" calcext:value-type="string">
            <text:p>x</text:p>
          </table:table-cell>
          <table:table-cell table:style-name="ce25"/>
        </table:table-row>
        <table:table-row table:style-name="ro1">
          <table:table-cell table:style-name="ce23" office:value-type="string" calcext:value-type="string">
            <text:p>agua de coco</text:p>
          </table:table-cell>
          <table:table-cell table:style-name="ce26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5"/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5" table:number-columns-repeated="5"/>
          <table:table-cell table:style-name="ce25" office:value-type="string" calcext:value-type="string">
            <text:p>x</text:p>
          </table:table-cell>
          <table:table-cell table:style-name="ce25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24" office:value-type="string" calcext:value-type="string">
            <text:p>brócoli</text:p>
          </table:table-cell>
          <table:table-cell table:style-name="ce25" table:number-columns-repeated="7"/>
          <table:table-cell table:style-name="ce28" office:value-type="string" calcext:value-type="string">
            <text:p>x</text:p>
          </table:table-cell>
          <table:table-cell table:style-name="ce25" table:number-columns-repeated="3"/>
        </table:table-row>
        <table:table-row table:style-name="ro1">
          <table:table-cell table:style-name="ce23" office:value-type="string" calcext:value-type="string">
            <text:p>coco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5" table:number-columns-repeated="3"/>
          <table:table-cell table:style-name="ce28" office:value-type="string" calcext:value-type="string">
            <text:p>x</text:p>
          </table:table-cell>
          <table:table-cell table:style-name="ce25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2"/>
          <table:table-cell table:style-name="ce2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5" table:number-columns-repeated="6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5" table:number-columns-repeated="3"/>
          <table:table-cell table:style-name="ce28" office:value-type="string" calcext:value-type="string">
            <text:p>x</text:p>
          </table:table-cell>
          <table:table-cell table:style-name="ce25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5" table:number-columns-repeated="7"/>
          <table:table-cell table:style-name="ce28" office:value-type="string" calcext:value-type="string">
            <text:p>x</text:p>
          </table:table-cell>
          <table:table-cell table:number-columns-repeated="3"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5" table:number-columns-repeated="9"/>
          <table:table-cell table:style-name="ce25" office:value-type="string" calcext:value-type="string">
            <text:p>x</text:p>
          </table:table-cell>
          <table:table-cell table:style-name="ce25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5" table:number-columns-repeated="7"/>
          <table:table-cell table:style-name="ce28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5" table:number-columns-repeated="4"/>
          <table:table-cell table:style-name="ce29" office:value-type="string" calcext:value-type="string">
            <text:p>x</text:p>
          </table:table-cell>
          <table:table-cell table:style-name="ce25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/>
          <table:table-cell table:style-name="ce29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office:forms form:automatic-focus="false" form:apply-design-mode="false"/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1" office:value-type="string" calcext:value-type="string">
            <text:p>agua de coco</text:p>
          </table:table-cell>
          <table:table-cell table:style-name="ce34" table:number-columns-repeated="11"/>
          <table:table-cell table:style-name="ce32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0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1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0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3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0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office:forms form:automatic-focus="false" form:apply-design-mode="false"/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6" office:value-type="string" calcext:value-type="string">
            <text:p>Açaí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-50" calcext:value-type="float">
            <text:p>-50</text:p>
          </table:table-cell>
          <table:table-cell table:style-name="ce46" office:value-type="float" office:value="2" calcext:value-type="float">
            <text:p>2</text:p>
          </table:table-cell>
        </table:table-row>
        <table:table-row table:style-name="ro1">
          <table:table-cell table:style-name="ce37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37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38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37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37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39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Banana 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1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37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espinaca 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37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1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40" office:value-type="string" calcext:value-type="string">
            <text:p>hielo 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37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39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2" office:value-type="string" calcext:value-type="string">
            <text:p>lechuga </text:p>
          </table:table-cell>
          <table:table-cell table:style-name="ce45" office:value-type="string" calcext:value-type="string">
            <text:p>!!!!</text:p>
          </table:table-cell>
          <table:table-cell table:number-columns-repeated="2"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9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limón 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1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40" office:value-type="string" calcext:value-type="string">
            <text:p>Manzana Roja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37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menta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5"/>
        </table:table-row>
        <table:table-row table:style-name="ro1">
          <table:table-cell table:style-name="ce37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naranja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9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2" office:value-type="string" calcext:value-type="string">
            <text:p>Peras 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perejil </text:p>
          </table:table-cell>
          <table:table-cell table:style-name="ce9"/>
          <table:table-cell table:style-name="ce46"/>
          <table:table-cell table:style-name="ce9" table:number-columns-repeated="2"/>
        </table:table-row>
        <table:table-row table:style-name="ro1">
          <table:table-cell table:style-name="ce37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37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pomelo </text:p>
          </table:table-cell>
          <table:table-cell table:style-name="ce46" table:number-columns-repeated="3"/>
          <table:table-cell table:style-name="ce9"/>
        </table:table-row>
        <table:table-row table:style-name="ro1">
          <table:table-cell table:style-name="ce37" office:value-type="string" calcext:value-type="string">
            <text:p>remolacha </text:p>
          </table:table-cell>
          <table:table-cell table:style-name="ce9"/>
          <table:table-cell table:style-name="ce44"/>
          <table:table-cell table:style-name="ce9" table:number-columns-repeated="2"/>
        </table:table-row>
        <table:table-row table:style-name="ro1">
          <table:table-cell table:style-name="ce41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37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37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tomate</text:p>
          </table:table-cell>
          <table:table-cell table:style-name="ce45" table:number-columns-repeated="3"/>
          <table:table-cell table:style-name="ce9"/>
        </table:table-row>
        <table:table-row table:style-name="ro1">
          <table:table-cell table:style-name="ce37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yogurt sin Azucar </text:p>
          </table:table-cell>
          <table:table-cell table:style-name="ce46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zanahoria</text:p>
          </table:table-cell>
          <table:table-cell table:style-name="ce45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office:forms form:automatic-focus="false" form:apply-design-mode="false"/>
        <table:table-column table:style-name="co16" table:default-cell-style-name="ce50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47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48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48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49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48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49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49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48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ce72"/>
        <table:table-column table:style-name="co21" table:default-cell-style-name="ce7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ce154"/>
        <table:table-column table:style-name="co2" table:number-columns-repeated="1012" table:default-cell-style-name="Default"/>
        <table:table-row table:style-name="ro2">
          <table:table-cell table:style-name="ce109" office:value-type="string" calcext:value-type="string" table:number-columns-spanned="1024" table:number-rows-spanned="1">
            <text:p>Precios Variables</text:p>
          </table:table-cell>
          <table:covered-table-cell table:style-name="ce115"/>
          <table:covered-table-cell table:style-name="Default"/>
          <table:covered-table-cell table:style-name="ce128"/>
          <table:covered-table-cell table:style-name="ce72"/>
          <table:covered-table-cell table:style-name="ce115"/>
          <table:covered-table-cell/>
          <table:covered-table-cell table:number-columns-repeated="4" table:style-name="ce146"/>
          <table:covered-table-cell table:number-columns-repeated="1013"/>
        </table:table-row>
        <table:table-row table:style-name="ro3">
          <table:table-cell table:style-name="ce110" table:number-columns-spanned="2" table:number-rows-spanned="1"/>
          <table:covered-table-cell table:style-name="ce116"/>
          <table:table-cell table:style-name="ce123" office:value-type="string" calcext:value-type="string">
            <text:p>Puntaje</text:p>
          </table:table-cell>
          <table:table-cell table:style-name="ce123" office:value-type="string" calcext:value-type="string">
            <text:p>Insumos</text:p>
          </table:table-cell>
          <table:table-cell table:style-name="ce123" office:value-type="string" calcext:value-type="string">
            <text:p>Cantidades</text:p>
          </table:table-cell>
          <table:table-cell table:style-name="ce123" office:value-type="string" calcext:value-type="string">
            <text:p>$ Cantidad de Insumos</text:p>
          </table:table-cell>
          <table:table-cell table:style-name="ce123" office:value-type="string" calcext:value-type="string">
            <text:p>Precio Sugerido</text:p>
          </table:table-cell>
          <table:table-cell table:style-name="ce123" office:value-type="string" calcext:value-type="string">
            <text:p>F y V</text:p>
          </table:table-cell>
          <table:table-cell table:style-name="ce123" office:value-type="string" calcext:value-type="string">
            <text:p>Hielo</text:p>
          </table:table-cell>
          <table:table-cell table:style-name="ce150" office:value-type="string" calcext:value-type="string">
            <text:p>Vaso de Plastico</text:p>
          </table:table-cell>
          <table:table-cell table:style-name="ce151" office:value-type="string" calcext:value-type="string">
            <text:p>Mano de Obra 62,5 x hora</text:p>
          </table:table-cell>
          <table:table-cell table:style-name="ce155" office:value-type="string" calcext:value-type="string">
            <text:p>Margen Bruto</text:p>
          </table:table-cell>
          <table:table-cell table:style-name="ce159" table:number-columns-repeated="1012"/>
        </table:table-row>
        <table:table-row table:style-name="ro2">
          <table:table-cell table:style-name="ce111" office:value-type="float" office:value="1" calcext:value-type="float">
            <text:p>1</text:p>
          </table:table-cell>
          <table:table-cell table:style-name="ce117" office:value-type="string" calcext:value-type="string">
            <text:p>Flu Booster </text:p>
          </table:table-cell>
          <table:table-cell table:style-name="ce124"/>
          <table:table-cell table:style-name="ce129" office:value-type="string" calcext:value-type="string">
            <text:p>Maracuyá</text:p>
          </table:table-cell>
          <table:table-cell table:style-name="ce67" office:value-type="float" office:value="0.5" calcext:value-type="float">
            <text:p>0,5</text:p>
          </table:table-cell>
          <table:table-cell table:style-name="ce137" office:value-type="float" office:value="0.5" calcext:value-type="float">
            <text:p>0,5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7" table:formula="of:=(VLOOKUP([.D3:.D69];[.$B$72:.$F$99];5;0))*[.F3]" office:value-type="float" office:value="10" calcext:value-type="float">
            <text:p>10</text:p>
          </table:table-cell>
          <table:table-cell table:style-name="ce147" office:value-type="float" office:value="0.12" calcext:value-type="float">
            <text:p>0,12</text:p>
          </table:table-cell>
          <table:table-cell table:style-name="ce147" office:value-type="float" office:value="2.55" calcext:value-type="float">
            <text:p>2,55</text:p>
          </table:table-cell>
          <table:table-cell table:style-name="ce152" table:formula="of:=(+62.5/60)*5" office:value-type="float" office:value="5.20833333333333" calcext:value-type="float">
            <text:p>5,21</text:p>
          </table:table-cell>
          <table:table-cell table:style-name="ce156" table:formula="of:=[.G3]-SUM([.H3:.K3];[.H4:.H5])" office:value-type="float" office:value="0.421666666666667" calcext:value-type="float">
            <text:p>0,42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2"/>
          <table:covered-table-cell table:style-name="ce115"/>
          <table:covered-table-cell table:style-name="Default"/>
          <table:table-cell table:style-name="ce129" office:value-type="string" calcext:value-type="string">
            <text:p>Mango</text:p>
          </table:table-cell>
          <table:table-cell table:style-name="ce67" office:value-type="string" calcext:value-type="string">
            <text:p>¼</text:p>
          </table:table-cell>
          <table:table-cell table:style-name="ce137" office:value-type="float" office:value="0.25" calcext:value-type="float">
            <text:p>0,25</text:p>
          </table:table-cell>
          <table:table-cell table:style-name="ce143" table:number-columns-spanned="1" table:number-rows-spanned="2"/>
          <table:table-cell table:style-name="ce147" table:formula="of:=(VLOOKUP([.D4:.D70];[.$B$72:.$F$99];5;0))*[.F4]" office:value-type="float" office:value="7.5" calcext:value-type="float">
            <text:p>7,5</text:p>
          </table:table-cell>
          <table:table-cell table:style-name="ce148" table:number-columns-spanned="3" table:number-rows-spanned="2"/>
          <table:covered-table-cell table:style-name="ce149"/>
          <table:covered-table-cell table:style-name="ce153"/>
          <table:table-cell table:style-name="ce157" table:number-columns-spanned="1" table:number-rows-spanned="2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7" office:value-type="float" office:value="3" calcext:value-type="float">
            <text:p>3</text:p>
          </table:table-cell>
          <table:covered-table-cell/>
          <table:table-cell table:style-name="ce147" table:formula="of:=(VLOOKUP([.D5:.D71];[.$B$72:.$F$99];5;0))*[.F5]" office:value-type="float" office:value="19.2" calcext:value-type="float">
            <text:p>19,2</text:p>
          </table:table-cell>
          <table:covered-table-cell table:number-columns-repeated="2" table:style-name="ce149"/>
          <table:covered-table-cell table:style-name="ce153"/>
          <table:covered-table-cell/>
          <table:table-cell table:number-columns-repeated="1012"/>
        </table:table-row>
        <table:table-row table:style-name="ro2">
          <table:table-cell table:style-name="ce113" office:value-type="float" office:value="2" calcext:value-type="float">
            <text:p>2</text:p>
          </table:table-cell>
          <table:table-cell table:style-name="ce118" office:value-type="string" calcext:value-type="string">
            <text:p>Turbo Charge </text:p>
          </table:table-cell>
          <table:table-cell table:style-name="ce124"/>
          <table:table-cell table:style-name="ce130" office:value-type="string" calcext:value-type="string">
            <text:p>Ananá</text:p>
          </table:table-cell>
          <table:table-cell table:style-name="ce67" office:value-type="string" calcext:value-type="string">
            <text:p>2 rodajas</text:p>
          </table:table-cell>
          <table:table-cell table:style-name="ce137" office:value-type="float" office:value="0.25" calcext:value-type="float">
            <text:p>0,25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7" table:formula="of:=(VLOOKUP([.D6:.D72];[.$B$72:.$F$99];5;0))*[.F6]" office:value-type="float" office:value="15" calcext:value-type="float">
            <text:p>15</text:p>
          </table:table-cell>
          <table:table-cell table:style-name="ce147" office:value-type="float" office:value="0.12" calcext:value-type="float">
            <text:p>0,12</text:p>
          </table:table-cell>
          <table:table-cell table:style-name="ce147" office:value-type="float" office:value="2.55" calcext:value-type="float">
            <text:p>2,55</text:p>
          </table:table-cell>
          <table:table-cell table:style-name="ce152" table:formula="of:=(+62.5/60)*5" office:value-type="float" office:value="5.20833333333333" calcext:value-type="float">
            <text:p>5,21</text:p>
          </table:table-cell>
          <table:table-cell table:style-name="ce156" table:formula="of:=[.G6]-SUM([.H6:.K10])" office:value-type="float" office:value="10.2266666666667" calcext:value-type="float">
            <text:p>10,23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5"/>
          <table:covered-table-cell table:style-name="ce115"/>
          <table:covered-table-cell table:style-name="Default"/>
          <table:table-cell table:style-name="ce130" office:value-type="string" calcext:value-type="string">
            <text:p>apio</text:p>
          </table:table-cell>
          <table:table-cell table:style-name="ce67" office:value-type="string" calcext:value-type="string">
            <text:p>2 cm de ramita</text:p>
          </table:table-cell>
          <table:table-cell table:style-name="ce138" office:value-type="float" office:value="0.25" calcext:value-type="float">
            <text:p>0,25</text:p>
          </table:table-cell>
          <table:table-cell table:style-name="ce143" table:number-columns-spanned="1" table:number-rows-spanned="5"/>
          <table:table-cell table:style-name="ce147" table:formula="of:=(VLOOKUP([.D7:.D73];[.$B$72:.$F$99];5;0))*[.F7]" office:value-type="float" office:value="1.3325" calcext:value-type="float">
            <text:p>1,3325</text:p>
          </table:table-cell>
          <table:table-cell table:style-name="ce148" table:number-columns-spanned="3" table:number-rows-spanned="5"/>
          <table:covered-table-cell table:style-name="ce149"/>
          <table:covered-table-cell table:style-name="ce153"/>
          <table:table-cell table:style-name="ce157" table:number-columns-spanned="1" table:number-rows-spanned="5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pepino</text:p>
          </table:table-cell>
          <table:table-cell table:style-name="ce136" office:value-type="string" calcext:value-type="string">
            <text:p>¼</text:p>
          </table:table-cell>
          <table:table-cell table:style-name="ce137" office:value-type="float" office:value="0.25" calcext:value-type="float">
            <text:p>0,25</text:p>
          </table:table-cell>
          <table:covered-table-cell/>
          <table:table-cell table:style-name="ce147" table:formula="of:=(VLOOKUP([.D8:.D74];[.$B$72:.$F$99];5;0))*[.F8]" office:value-type="float" office:value="5" calcext:value-type="float">
            <text:p>5</text:p>
          </table:table-cell>
          <table:covered-table-cell table:number-columns-repeated="2" table:style-name="ce149"/>
          <table:covered-table-cell table:style-name="ce153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lima</text:p>
          </table:table-cell>
          <table:table-cell table:style-name="ce67" office:value-type="string" calcext:value-type="string">
            <text:p>1 gotita</text:p>
          </table:table-cell>
          <table:table-cell table:style-name="ce137" office:value-type="float" office:value="0.0625" calcext:value-type="float">
            <text:p>0,0625</text:p>
          </table:table-cell>
          <table:covered-table-cell/>
          <table:table-cell table:style-name="ce147" table:formula="of:=(VLOOKUP([.D9:.D75];[.$B$72:.$F$99];5;0))*[.F9]" office:value-type="float" office:value="1.5625" calcext:value-type="float">
            <text:p>1,5625</text:p>
          </table:table-cell>
          <table:covered-table-cell table:number-columns-repeated="2" table:style-name="ce149"/>
          <table:covered-table-cell table:style-name="ce153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miel</text:p>
          </table:table-cell>
          <table:table-cell table:style-name="ce67" office:value-type="string" calcext:value-type="string">
            <text:p><text:s/>½ cucharita</text:p>
          </table:table-cell>
          <table:table-cell table:style-name="ce137" office:value-type="float" office:value="0.05" calcext:value-type="float">
            <text:p>0,05</text:p>
          </table:table-cell>
          <table:covered-table-cell/>
          <table:table-cell table:style-name="ce147" table:formula="of:=(VLOOKUP([.D10:.D76];[.$B$72:.$F$99];5;0))*[.F10]" office:value-type="float" office:value="4" calcext:value-type="float">
            <text:p>4</text:p>
          </table:table-cell>
          <table:covered-table-cell table:number-columns-repeated="2" table:style-name="ce149"/>
          <table:covered-table-cell table:style-name="ce153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covered-table-cell/>
          <table:table-cell table:style-name="ce147" table:formula="of:=(VLOOKUP([.D11:.D77];[.$B$72:.$F$99];5;0))*[.F11]" office:value-type="float" office:value="6.4" calcext:value-type="float">
            <text:p>6,4</text:p>
          </table:table-cell>
          <table:covered-table-cell table:number-columns-repeated="2" table:style-name="ce149"/>
          <table:covered-table-cell table:style-name="ce153"/>
          <table:covered-table-cell/>
          <table:table-cell table:number-columns-repeated="1012"/>
        </table:table-row>
        <table:table-row table:style-name="ro2">
          <table:table-cell table:style-name="ce111" office:value-type="float" office:value="3" calcext:value-type="float">
            <text:p>3</text:p>
          </table:table-cell>
          <table:table-cell table:style-name="ce117" office:value-type="string" calcext:value-type="string">
            <text:p>Red Devil </text:p>
          </table:table-cell>
          <table:table-cell table:style-name="ce124"/>
          <table:table-cell table:style-name="ce130" office:value-type="string" calcext:value-type="string">
            <text:p>Cerezas</text:p>
          </table:table-cell>
          <table:table-cell table:style-name="ce67" office:value-type="float" office:value="6" calcext:value-type="float">
            <text:p>6</text:p>
          </table:table-cell>
          <table:table-cell table:style-name="ce137" office:value-type="float" office:value="6" calcext:value-type="float">
            <text:p>6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7" table:formula="of:=(VLOOKUP([.D12:.D78];[.$B$72:.$F$99];5;0))*[.F12]" office:value-type="float" office:value="6" calcext:value-type="float">
            <text:p>6</text:p>
          </table:table-cell>
          <table:table-cell table:style-name="ce147" office:value-type="float" office:value="0.12" calcext:value-type="float">
            <text:p>0,12</text:p>
          </table:table-cell>
          <table:table-cell table:style-name="ce147" office:value-type="float" office:value="2.55" calcext:value-type="float">
            <text:p>2,55</text:p>
          </table:table-cell>
          <table:table-cell table:style-name="ce152" table:formula="of:=(+62.5/60)*5" office:value-type="float" office:value="5.20833333333333" calcext:value-type="float">
            <text:p>5,21</text:p>
          </table:table-cell>
          <table:table-cell table:style-name="ce156" table:formula="of:=[.G12]-SUM([.H12:.K16])" office:value-type="float" office:value="11.3816666666667" calcext:value-type="float">
            <text:p>11,38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30" office:value-type="string" calcext:value-type="string">
            <text:p>Frutillas</text:p>
          </table:table-cell>
          <table:table-cell table:style-name="ce67" office:value-type="float" office:value="12" calcext:value-type="float">
            <text:p>12</text:p>
          </table:table-cell>
          <table:table-cell table:style-name="ce137" office:value-type="float" office:value="12" calcext:value-type="float">
            <text:p>12</text:p>
          </table:table-cell>
          <table:table-cell table:style-name="ce143" table:number-columns-spanned="1" table:number-rows-spanned="4"/>
          <table:table-cell table:style-name="ce147" table:formula="of:=(VLOOKUP([.D13:.D79];[.$B$72:.$F$99];5;0))*[.F13]" office:value-type="float" office:value="12" calcext:value-type="float">
            <text:p>12</text:p>
          </table:table-cell>
          <table:table-cell table:style-name="ce148" table:number-columns-spanned="4" table:number-rows-spanned="4"/>
          <table:covered-table-cell table:style-name="ce149"/>
          <table:covered-table-cell table:style-name="ce153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Arándanos</text:p>
          </table:table-cell>
          <table:table-cell table:style-name="ce67" office:value-type="float" office:value="10" calcext:value-type="float">
            <text:p>10</text:p>
          </table:table-cell>
          <table:table-cell table:style-name="ce137" office:value-type="float" office:value="0.2" calcext:value-type="float">
            <text:p>0,2</text:p>
          </table:table-cell>
          <table:covered-table-cell/>
          <table:table-cell table:style-name="ce147" table:formula="of:=(VLOOKUP([.D14:.D80];[.$B$72:.$F$99];5;0))*[.F14]" office:value-type="float" office:value="0.12" calcext:value-type="float">
            <text:p>0,12</text:p>
          </table:table-cell>
          <table:covered-table-cell table:number-columns-repeated="2" table:style-name="ce149"/>
          <table:covered-table-cell table:style-name="ce153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Banana</text:p>
          </table:table-cell>
          <table:table-cell table:style-name="ce67" office:value-type="string" calcext:value-type="string">
            <text:p>½</text:p>
          </table:table-cell>
          <table:table-cell table:style-name="ce137" office:value-type="float" office:value="0.5" calcext:value-type="float">
            <text:p>0,5</text:p>
          </table:table-cell>
          <table:covered-table-cell/>
          <table:table-cell table:style-name="ce147" table:formula="of:=(VLOOKUP([.D15:.D81];[.$B$72:.$F$99];5;0))*[.F15]" office:value-type="float" office:value="1.22" calcext:value-type="float">
            <text:p>1,22</text:p>
          </table:table-cell>
          <table:covered-table-cell table:number-columns-repeated="2" table:style-name="ce149"/>
          <table:covered-table-cell table:style-name="ce153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covered-table-cell/>
          <table:table-cell table:style-name="ce147" table:formula="of:=(VLOOKUP([.D16:.D82];[.$B$72:.$F$99];5;0))*[.F16]" office:value-type="float" office:value="6.4" calcext:value-type="float">
            <text:p>6,4</text:p>
          </table:table-cell>
          <table:covered-table-cell table:number-columns-repeated="2" table:style-name="ce149"/>
          <table:covered-table-cell table:style-name="ce153"/>
          <table:covered-table-cell/>
          <table:table-cell table:number-columns-repeated="1012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9" office:value-type="string" calcext:value-type="string">
            <text:p>Spinach Supreme</text:p>
          </table:table-cell>
          <table:table-cell table:style-name="ce125"/>
          <table:table-cell table:style-name="ce130" office:value-type="string" calcext:value-type="string">
            <text:p>Espinaca</text:p>
          </table:table-cell>
          <table:table-cell table:style-name="ce67" office:value-type="string" calcext:value-type="string">
            <text:p>10 hojas</text:p>
          </table:table-cell>
          <table:table-cell table:style-name="ce137" office:value-type="float" office:value="1" calcext:value-type="float">
            <text:p>1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7" table:formula="of:=(VLOOKUP([.D17:.D84];[.$B$72:.$F$99];5;0))*[.F17]" office:value-type="float" office:value="15" calcext:value-type="float">
            <text:p>15</text:p>
          </table:table-cell>
          <table:table-cell table:style-name="ce147" office:value-type="float" office:value="0.12" calcext:value-type="float">
            <text:p>0,12</text:p>
          </table:table-cell>
          <table:table-cell table:style-name="ce147" office:value-type="float" office:value="2.55" calcext:value-type="float">
            <text:p>2,55</text:p>
          </table:table-cell>
          <table:table-cell table:style-name="ce152" table:formula="of:=(+62.5/60)*5" office:value-type="float" office:value="5.20833333333333" calcext:value-type="float">
            <text:p>5,21</text:p>
          </table:table-cell>
          <table:table-cell table:style-name="ce156" table:formula="of:=[.G17]-SUM([.H17:.K20])" office:value-type="float" office:value="10.6966666666667" calcext:value-type="float">
            <text:p>10,70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30" office:value-type="string" calcext:value-type="string">
            <text:p>Pera</text:p>
          </table:table-cell>
          <table:table-cell table:style-name="ce67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style-name="ce143" table:number-columns-spanned="1" table:number-rows-spanned="3"/>
          <table:table-cell table:style-name="ce147" table:formula="of:=(VLOOKUP([.D18:.D85];[.$B$72:.$F$99];5;0))*[.F18]" office:value-type="float" office:value="4.975" calcext:value-type="float">
            <text:p>4,975</text:p>
          </table:table-cell>
          <table:table-cell table:style-name="ce148" table:number-columns-spanned="4" table:number-rows-spanned="3"/>
          <table:covered-table-cell table:style-name="ce149"/>
          <table:covered-table-cell table:style-name="ce153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Menta</text:p>
          </table:table-cell>
          <table:table-cell table:style-name="ce67" office:value-type="string" calcext:value-type="string">
            <text:p>8 hojas</text:p>
          </table:table-cell>
          <table:table-cell table:style-name="ce137" office:value-type="float" office:value="0.0025" calcext:value-type="float">
            <text:p>0,0025</text:p>
          </table:table-cell>
          <table:covered-table-cell/>
          <table:table-cell table:style-name="ce147" table:formula="of:=(VLOOKUP([.D19:.D86];[.$B$72:.$F$99];5;0))*[.F19]" office:value-type="float" office:value="0.05" calcext:value-type="float">
            <text:p>0,05</text:p>
          </table:table-cell>
          <table:covered-table-cell table:number-columns-repeated="2" table:style-name="ce149"/>
          <table:covered-table-cell table:style-name="ce153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covered-table-cell/>
          <table:table-cell table:style-name="ce147" table:formula="of:=(VLOOKUP([.D20:.D87];[.$B$72:.$F$99];5;0))*[.F20]" office:value-type="float" office:value="6.4" calcext:value-type="float">
            <text:p>6,4</text:p>
          </table:table-cell>
          <table:covered-table-cell table:number-columns-repeated="2" table:style-name="ce149"/>
          <table:covered-table-cell table:style-name="ce153"/>
          <table:covered-table-cell/>
          <table:table-cell table:number-columns-repeated="1012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9" office:value-type="string" calcext:value-type="string">
            <text:p>CrazyCarrot</text:p>
          </table:table-cell>
          <table:table-cell table:style-name="ce125"/>
          <table:table-cell table:style-name="ce130" office:value-type="string" calcext:value-type="string">
            <text:p>Zanahoria</text:p>
          </table:table-cell>
          <table:table-cell table:style-name="ce67" office:value-type="float" office:value="3" calcext:value-type="float">
            <text:p>3</text:p>
          </table:table-cell>
          <table:table-cell table:style-name="ce137" office:value-type="float" office:value="3" calcext:value-type="float">
            <text:p>3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7" table:formula="of:=(VLOOKUP([.D21:.D88];[.$B$72:.$F$99];5;0))*[.F21]" office:value-type="float" office:value="5.625" calcext:value-type="float">
            <text:p>5,625</text:p>
          </table:table-cell>
          <table:table-cell table:style-name="ce147" office:value-type="float" office:value="0.12" calcext:value-type="float">
            <text:p>0,12</text:p>
          </table:table-cell>
          <table:table-cell table:style-name="ce147" office:value-type="float" office:value="2.55" calcext:value-type="float">
            <text:p>2,55</text:p>
          </table:table-cell>
          <table:table-cell table:style-name="ce152" table:formula="of:=(+62.5/60)*5" office:value-type="float" office:value="5.20833333333333" calcext:value-type="float">
            <text:p>5,21</text:p>
          </table:table-cell>
          <table:table-cell table:style-name="ce156" table:formula="of:=[.G21]-SUM([.H21:.K25])" office:value-type="float" office:value="26.1863798888889" calcext:value-type="float">
            <text:p>26,19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29" office:value-type="string" calcext:value-type="string">
            <text:p>Remolacha</text:p>
          </table:table-cell>
          <table:table-cell table:style-name="ce67" office:value-type="string" calcext:value-type="string">
            <text:p>muy poquito</text:p>
          </table:table-cell>
          <table:table-cell table:style-name="ce137" office:value-type="float" office:value="0.01" calcext:value-type="float">
            <text:p>0,01</text:p>
          </table:table-cell>
          <table:table-cell table:style-name="ce143" table:number-columns-spanned="1" table:number-rows-spanned="4"/>
          <table:table-cell table:style-name="ce147" table:formula="of:=(VLOOKUP([.D22:.D89];[.$B$72:.$F$99];5;0))*[.F22]" office:value-type="float" office:value="0.2" calcext:value-type="float">
            <text:p>0,2</text:p>
          </table:table-cell>
          <table:table-cell table:style-name="ce148" table:number-columns-spanned="4" table:number-rows-spanned="4"/>
          <table:covered-table-cell table:style-name="ce149"/>
          <table:covered-table-cell table:style-name="ce153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apio</text:p>
          </table:table-cell>
          <table:table-cell table:style-name="ce67" office:value-type="string" calcext:value-type="string">
            <text:p>muy poquito ( 2 cm )</text:p>
          </table:table-cell>
          <table:table-cell table:style-name="ce137" office:value-type="float" office:value="0.25" calcext:value-type="float">
            <text:p>0,25</text:p>
          </table:table-cell>
          <table:covered-table-cell/>
          <table:table-cell table:style-name="ce147" table:formula="of:=(VLOOKUP([.D23:.D90];[.$B$72:.$F$99];5;0))*[.F23]" office:value-type="float" office:value="1.3325" calcext:value-type="float">
            <text:p>1,3325</text:p>
          </table:table-cell>
          <table:covered-table-cell table:number-columns-repeated="2" table:style-name="ce149"/>
          <table:covered-table-cell table:style-name="ce153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Pimienta de Cayena</text:p>
          </table:table-cell>
          <table:table-cell table:style-name="ce67" office:value-type="string" calcext:value-type="string">
            <text:p>2 pizcas</text:p>
          </table:table-cell>
          <table:table-cell table:style-name="ce137" office:value-type="float" office:value="0.000001" calcext:value-type="float">
            <text:p>0,000001</text:p>
          </table:table-cell>
          <table:covered-table-cell/>
          <table:table-cell table:style-name="ce147" table:formula="of:=(VLOOKUP([.D24:.D91];[.$B$72:.$F$99];5;0))*[.F24]" office:value-type="float" office:value="0.000009" calcext:value-type="float">
            <text:p>0,000009</text:p>
          </table:table-cell>
          <table:covered-table-cell table:number-columns-repeated="2" table:style-name="ce149"/>
          <table:covered-table-cell table:style-name="ce153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covered-table-cell/>
          <table:table-cell table:style-name="ce147" table:formula="of:=(VLOOKUP([.D25:.D92];[.$B$72:.$F$99];5;0))*[.F25]" office:value-type="float" office:value="3.77777777777778" calcext:value-type="float">
            <text:p>3,7777777778</text:p>
          </table:table-cell>
          <table:covered-table-cell table:number-columns-repeated="2" table:style-name="ce149"/>
          <table:covered-table-cell table:style-name="ce153"/>
          <table:covered-table-cell/>
          <table:table-cell table:number-columns-repeated="1012"/>
        </table:table-row>
        <table:table-row table:style-name="ro2">
          <table:table-cell table:style-name="ce114" table:formula="of:=+[.A21]+1" office:value-type="float" office:value="6" calcext:value-type="float">
            <text:p>6</text:p>
          </table:table-cell>
          <table:table-cell table:style-name="ce119" office:value-type="string" calcext:value-type="string">
            <text:p>Sweet Spinach </text:p>
          </table:table-cell>
          <table:table-cell table:style-name="ce125"/>
          <table:table-cell table:style-name="ce126" office:value-type="string" calcext:value-type="string">
            <text:p>Espinaca</text:p>
          </table:table-cell>
          <table:table-cell table:style-name="ce67" office:value-type="string" calcext:value-type="string">
            <text:p>12 hojas chicas</text:p>
          </table:table-cell>
          <table:table-cell table:style-name="ce137" office:value-type="float" office:value="0.1" calcext:value-type="float">
            <text:p>0,1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7" table:formula="of:=(VLOOKUP([.D26:.D93];[.$B$72:.$F$99];5;0))*[.F26]" office:value-type="float" office:value="1.5" calcext:value-type="float">
            <text:p>1,5</text:p>
          </table:table-cell>
          <table:table-cell table:style-name="ce147" office:value-type="float" office:value="0.12" calcext:value-type="float">
            <text:p>0,12</text:p>
          </table:table-cell>
          <table:table-cell table:style-name="ce147" office:value-type="float" office:value="2.55" calcext:value-type="float">
            <text:p>2,55</text:p>
          </table:table-cell>
          <table:table-cell table:style-name="ce152" table:formula="of:=(+62.5/60)*5" office:value-type="float" office:value="5.20833333333333" calcext:value-type="float">
            <text:p>5,21</text:p>
          </table:table-cell>
          <table:table-cell table:style-name="ce156" table:formula="of:=[.G26]-SUM([.H26:.K28])" office:value-type="float" office:value="18.5216666666667" calcext:value-type="float">
            <text:p>18,52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2"/>
          <table:covered-table-cell table:style-name="ce115"/>
          <table:covered-table-cell table:style-name="Default"/>
          <table:table-cell table:style-name="ce129" office:value-type="string" calcext:value-type="string">
            <text:p>Mango</text:p>
          </table:table-cell>
          <table:table-cell table:style-name="ce67" office:value-type="string" calcext:value-type="string">
            <text:p>¼</text:p>
          </table:table-cell>
          <table:table-cell table:style-name="ce137" office:value-type="float" office:value="0.25" calcext:value-type="float">
            <text:p>0,25</text:p>
          </table:table-cell>
          <table:table-cell table:style-name="ce143" table:number-columns-spanned="1" table:number-rows-spanned="2"/>
          <table:table-cell table:style-name="ce147" table:formula="of:=(VLOOKUP([.D27:.D94];[.$B$72:.$F$99];5;0))*[.F27]" office:value-type="float" office:value="7.5" calcext:value-type="float">
            <text:p>7,5</text:p>
          </table:table-cell>
          <table:table-cell table:style-name="ce148" table:number-columns-spanned="4" table:number-rows-spanned="2"/>
          <table:covered-table-cell table:style-name="ce149"/>
          <table:covered-table-cell table:style-name="ce153"/>
          <table:covered-table-cell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zana</text:p>
          </table:table-cell>
          <table:table-cell table:style-name="ce67" office:value-type="string" calcext:value-type="string">
            <text:p>1 ½</text:p>
          </table:table-cell>
          <table:table-cell table:style-name="ce137" office:value-type="float" office:value="1.5" calcext:value-type="float">
            <text:p>1,5</text:p>
          </table:table-cell>
          <table:covered-table-cell/>
          <table:table-cell table:style-name="ce147" table:formula="of:=(VLOOKUP([.D28:.D95];[.$B$72:.$F$99];5;0))*[.F28]" office:value-type="float" office:value="9.6" calcext:value-type="float">
            <text:p>9,6</text:p>
          </table:table-cell>
          <table:covered-table-cell table:number-columns-repeated="2" table:style-name="ce149"/>
          <table:covered-table-cell table:style-name="ce153"/>
          <table:covered-table-cell/>
          <table:table-cell table:number-columns-repeated="1012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table:style-name="ce119" office:value-type="string" calcext:value-type="string">
            <text:p>G-Snap</text:p>
          </table:table-cell>
          <table:table-cell table:style-name="ce125"/>
          <table:table-cell table:style-name="ce126" office:value-type="string" calcext:value-type="string">
            <text:p>Jengibre</text:p>
          </table:table-cell>
          <table:table-cell table:style-name="ce67" office:value-type="string" calcext:value-type="string">
            <text:p>1 uña</text:p>
          </table:table-cell>
          <table:table-cell table:style-name="ce137" office:value-type="float" office:value="0.001" calcext:value-type="float">
            <text:p>0,001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7" table:formula="of:=(VLOOKUP([.D29:.D96];[.$B$72:.$F$99];5;0))*[.F29]" office:value-type="float" office:value="0.0063" calcext:value-type="float">
            <text:p>0,0063</text:p>
          </table:table-cell>
          <table:table-cell table:style-name="ce147" office:value-type="float" office:value="0.12" calcext:value-type="float">
            <text:p>0,12</text:p>
          </table:table-cell>
          <table:table-cell table:style-name="ce147" office:value-type="float" office:value="2.55" calcext:value-type="float">
            <text:p>2,55</text:p>
          </table:table-cell>
          <table:table-cell table:style-name="ce152" table:formula="of:=(+62.5/60)*5" office:value-type="float" office:value="5.20833333333333" calcext:value-type="float">
            <text:p>5,21</text:p>
          </table:table-cell>
          <table:table-cell table:style-name="ce156" table:formula="of:=[.G29]-SUM([.H29:.K31])" office:value-type="float" office:value="29.5875888888889" calcext:value-type="float">
            <text:p>29,59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2"/>
          <table:covered-table-cell table:style-name="ce115"/>
          <table:covered-table-cell table:style-name="Default"/>
          <table:table-cell table:style-name="ce129" office:value-type="string" calcext:value-type="string">
            <text:p>Zanahoria</text:p>
          </table:table-cell>
          <table:table-cell table:style-name="ce67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table-cell table:style-name="ce143" table:number-columns-spanned="1" table:number-rows-spanned="2"/>
          <table:table-cell table:style-name="ce147" table:formula="of:=(VLOOKUP([.D30:.D97];[.$B$72:.$F$99];5;0))*[.F30]" office:value-type="float" office:value="3.75" calcext:value-type="float">
            <text:p>3,75</text:p>
          </table:table-cell>
          <table:table-cell table:style-name="ce148" table:number-columns-spanned="4" table:number-rows-spanned="2"/>
          <table:covered-table-cell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covered-table-cell/>
          <table:table-cell table:style-name="ce147" table:formula="of:=(VLOOKUP([.D31:.D98];[.$B$72:.$F$99];5;0))*[.F31]" office:value-type="float" office:value="3.77777777777778" calcext:value-type="float">
            <text:p>3,7777777778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table:style-name="ce119" office:value-type="string" calcext:value-type="string">
            <text:p>Crazy Cranberry </text:p>
          </table:table-cell>
          <table:table-cell table:style-name="ce125"/>
          <table:table-cell table:style-name="ce130" office:value-type="string" calcext:value-type="string">
            <text:p>Arándanos</text:p>
          </table:table-cell>
          <table:table-cell table:style-name="ce67" office:value-type="float" office:value="8" calcext:value-type="float">
            <text:p>8</text:p>
          </table:table-cell>
          <table:table-cell table:style-name="ce137" office:value-type="float" office:value="0.16" calcext:value-type="float">
            <text:p>0,16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7" table:formula="of:=(VLOOKUP([.D32:.D99];[.$B$72:.$F$99];5;0))*[.F32]" office:value-type="float" office:value="0.096" calcext:value-type="float">
            <text:p>0,096</text:p>
          </table:table-cell>
          <table:table-cell table:style-name="ce147" office:value-type="float" office:value="0.12" calcext:value-type="float">
            <text:p>0,12</text:p>
          </table:table-cell>
          <table:table-cell table:style-name="ce147" office:value-type="float" office:value="2.55" calcext:value-type="float">
            <text:p>2,55</text:p>
          </table:table-cell>
          <table:table-cell table:style-name="ce152" table:formula="of:=(+62.5/60)*5" office:value-type="float" office:value="5.20833333333333" calcext:value-type="float">
            <text:p>5,21</text:p>
          </table:table-cell>
          <table:table-cell table:style-name="ce156" table:formula="of:=[.G32]-SUM([.H32:.K35])" office:value-type="float" office:value="26.2256666666667" calcext:value-type="float">
            <text:p>26,23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29" office:value-type="string" calcext:value-type="string">
            <text:p>Frutillas</text:p>
          </table:table-cell>
          <table:table-cell table:style-name="ce67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table-cell table:style-name="ce143" table:number-columns-spanned="1" table:number-rows-spanned="3"/>
          <table:table-cell table:style-name="ce147" table:formula="of:=(VLOOKUP([.D33:.D100];[.$B$72:.$F$99];5;0))*[.F33]" office:value-type="float" office:value="2" calcext:value-type="float">
            <text:p>2</text:p>
          </table:table-cell>
          <table:table-cell table:style-name="ce148" table:number-columns-spanned="4" table:number-rows-spanned="3"/>
          <table:covered-table-cell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Sandía</text:p>
          </table:table-cell>
          <table:table-cell table:style-name="ce67" office:value-type="string" calcext:value-type="string">
            <text:p>1 cucharón</text:p>
          </table:table-cell>
          <table:table-cell table:style-name="ce137" office:value-type="float" office:value="0.2" calcext:value-type="float">
            <text:p>0,2</text:p>
          </table:table-cell>
          <table:covered-table-cell/>
          <table:table-cell table:style-name="ce147" table:formula="of:=(VLOOKUP([.D34:.D101];[.$B$72:.$F$99];5;0))*[.F34]" office:value-type="float" office:value="4" calcext:value-type="float">
            <text:p>4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Manzana</text:p>
          </table:table-cell>
          <table:table-cell table:style-name="ce67" office:value-type="string" calcext:value-type="string">
            <text:p>¾</text:p>
          </table:table-cell>
          <table:table-cell table:style-name="ce137" office:value-type="float" office:value="0.75" calcext:value-type="float">
            <text:p>0,75</text:p>
          </table:table-cell>
          <table:covered-table-cell/>
          <table:table-cell table:style-name="ce147" table:formula="of:=(VLOOKUP([.D35:.D102];[.$B$72:.$F$99];5;0))*[.F35]" office:value-type="float" office:value="4.8" calcext:value-type="float">
            <text:p>4,8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2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Superberry Boost</text:p>
          </table:table-cell>
          <table:table-cell table:style-name="ce125"/>
          <table:table-cell table:style-name="ce126" office:value-type="string" calcext:value-type="string">
            <text:p>Arándanos</text:p>
          </table:table-cell>
          <table:table-cell table:style-name="ce67" office:value-type="float" office:value="12" calcext:value-type="float">
            <text:p>12</text:p>
          </table:table-cell>
          <table:table-cell table:style-name="ce137" office:value-type="float" office:value="0.24" calcext:value-type="float">
            <text:p>0,24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7" table:formula="of:=(VLOOKUP([.D36:.D103];[.$B$72:.$F$99];5;0))*[.F36]" office:value-type="float" office:value="0.144" calcext:value-type="float">
            <text:p>0,144</text:p>
          </table:table-cell>
          <table:table-cell table:style-name="ce147" office:value-type="float" office:value="0.12" calcext:value-type="float">
            <text:p>0,12</text:p>
          </table:table-cell>
          <table:table-cell table:style-name="ce147" office:value-type="float" office:value="2.55" calcext:value-type="float">
            <text:p>2,55</text:p>
          </table:table-cell>
          <table:table-cell table:style-name="ce152" table:formula="of:=(+62.5/60)*5" office:value-type="float" office:value="5.20833333333333" calcext:value-type="float">
            <text:p>5,21</text:p>
          </table:table-cell>
          <table:table-cell table:style-name="ce156" table:formula="of:=[.G36]-SUM([.H36:.K38])" office:value-type="float" office:value="30.1998888888889" calcext:value-type="float">
            <text:p>30,20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2"/>
          <table:covered-table-cell table:style-name="ce115"/>
          <table:covered-table-cell table:style-name="Default"/>
          <table:table-cell table:style-name="ce129" office:value-type="string" calcext:value-type="string">
            <text:p>Frutillas</text:p>
          </table:table-cell>
          <table:table-cell table:style-name="ce67" office:value-type="float" office:value="3" calcext:value-type="float">
            <text:p>3</text:p>
          </table:table-cell>
          <table:table-cell table:style-name="ce137" office:value-type="float" office:value="3" calcext:value-type="float">
            <text:p>3</text:p>
          </table:table-cell>
          <table:table-cell table:style-name="ce143" table:number-columns-spanned="1" table:number-rows-spanned="2"/>
          <table:table-cell table:style-name="ce147" table:formula="of:=(VLOOKUP([.D37:.D104];[.$B$72:.$F$99];5;0))*[.F37]" office:value-type="float" office:value="3" calcext:value-type="float">
            <text:p>3</text:p>
          </table:table-cell>
          <table:table-cell table:style-name="ce148" table:number-columns-spanned="4" table:number-rows-spanned="2"/>
          <table:covered-table-cell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covered-table-cell/>
          <table:table-cell table:style-name="ce147" table:formula="of:=(VLOOKUP([.D38:.D105];[.$B$72:.$F$99];5;0))*[.F38]" office:value-type="float" office:value="3.77777777777778" calcext:value-type="float">
            <text:p>3,7777777778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2">
          <table:table-cell table:style-name="ce114" office:value-type="float" office:value="10" calcext:value-type="float">
            <text:p>10</text:p>
          </table:table-cell>
          <table:table-cell table:style-name="ce119" office:value-type="string" calcext:value-type="string">
            <text:p>Sweet Remedy </text:p>
          </table:table-cell>
          <table:table-cell table:style-name="ce125"/>
          <table:table-cell table:style-name="ce126" office:value-type="string" calcext:value-type="string">
            <text:p>Arándanos</text:p>
          </table:table-cell>
          <table:table-cell table:style-name="ce67" office:value-type="float" office:value="12" calcext:value-type="float">
            <text:p>12</text:p>
          </table:table-cell>
          <table:table-cell table:style-name="ce137" office:value-type="float" office:value="0.24" calcext:value-type="float">
            <text:p>0,24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7" table:formula="of:=(VLOOKUP([.D39:.D106];[.$B$72:.$F$99];5;0))*[.F39]" office:value-type="float" office:value="0.144" calcext:value-type="float">
            <text:p>0,144</text:p>
          </table:table-cell>
          <table:table-cell table:style-name="ce147" office:value-type="float" office:value="0.12" calcext:value-type="float">
            <text:p>0,12</text:p>
          </table:table-cell>
          <table:table-cell table:style-name="ce147" office:value-type="float" office:value="2.55" calcext:value-type="float">
            <text:p>2,55</text:p>
          </table:table-cell>
          <table:table-cell table:style-name="ce152" table:formula="of:=(+62.5/60)*5" office:value-type="float" office:value="5.20833333333333" calcext:value-type="float">
            <text:p>5,21</text:p>
          </table:table-cell>
          <table:table-cell table:style-name="ce156" table:formula="of:=[.G39]-SUM([.H39:.K43])" office:value-type="float" office:value="25.5998888888889" calcext:value-type="float">
            <text:p>25,60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29" office:value-type="string" calcext:value-type="string">
            <text:p>Frutillas</text:p>
          </table:table-cell>
          <table:table-cell table:style-name="ce67" office:value-type="float" office:value="3" calcext:value-type="float">
            <text:p>3</text:p>
          </table:table-cell>
          <table:table-cell table:style-name="ce137" office:value-type="float" office:value="3" calcext:value-type="float">
            <text:p>3</text:p>
          </table:table-cell>
          <table:table-cell table:style-name="ce143" table:number-columns-spanned="1" table:number-rows-spanned="4"/>
          <table:table-cell table:style-name="ce147" table:formula="of:=(VLOOKUP([.D40:.D107];[.$B$72:.$F$99];5;0))*[.F40]" office:value-type="float" office:value="3" calcext:value-type="float">
            <text:p>3</text:p>
          </table:table-cell>
          <table:table-cell table:style-name="ce148" table:number-columns-spanned="4" table:number-rows-spanned="4"/>
          <table:covered-table-cell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Cerezas</text:p>
          </table:table-cell>
          <table:table-cell table:style-name="ce67" office:value-type="float" office:value="4" calcext:value-type="float">
            <text:p>4</text:p>
          </table:table-cell>
          <table:table-cell table:style-name="ce137" office:value-type="float" office:value="4" calcext:value-type="float">
            <text:p>4</text:p>
          </table:table-cell>
          <table:covered-table-cell/>
          <table:table-cell table:style-name="ce147" table:formula="of:=(VLOOKUP([.D41:.D108];[.$B$72:.$F$99];5;0))*[.F41]" office:value-type="float" office:value="4" calcext:value-type="float">
            <text:p>4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Sandía</text:p>
          </table:table-cell>
          <table:table-cell table:style-name="ce67" office:value-type="string" calcext:value-type="string">
            <text:p>¾ de cucharon</text:p>
          </table:table-cell>
          <table:table-cell table:style-name="ce137" office:value-type="float" office:value="0.03" calcext:value-type="float">
            <text:p>0,03</text:p>
          </table:table-cell>
          <table:covered-table-cell/>
          <table:table-cell table:style-name="ce147" table:formula="of:=(VLOOKUP([.D42:.D109];[.$B$72:.$F$99];5;0))*[.F42]" office:value-type="float" office:value="0.6" calcext:value-type="float">
            <text:p>0,6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covered-table-cell/>
          <table:table-cell table:style-name="ce147" table:formula="of:=(VLOOKUP([.D43:.D110];[.$B$72:.$F$99];5;0))*[.F43]" office:value-type="float" office:value="3.77777777777778" calcext:value-type="float">
            <text:p>3,7777777778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19" office:value-type="string" calcext:value-type="string">
            <text:p>Gol de Mora</text:p>
          </table:table-cell>
          <table:table-cell table:style-name="ce126"/>
          <table:table-cell table:style-name="ce126" office:value-type="string" calcext:value-type="string">
            <text:p>Moras</text:p>
          </table:table-cell>
          <table:table-cell table:style-name="ce67" office:value-type="string" calcext:value-type="string">
            <text:p>6 u 8</text:p>
          </table:table-cell>
          <table:table-cell table:style-name="ce137" office:value-type="float" office:value="7" calcext:value-type="float">
            <text:p>7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7" table:formula="of:=(VLOOKUP([.D44:.D111];[.$B$72:.$F$99];5;0))*[.F44]" office:value-type="float" office:value="3.5" calcext:value-type="float">
            <text:p>3,5</text:p>
          </table:table-cell>
          <table:table-cell table:style-name="ce147" office:value-type="float" office:value="0.12" calcext:value-type="float">
            <text:p>0,12</text:p>
          </table:table-cell>
          <table:table-cell table:style-name="ce147" office:value-type="float" office:value="2.55" calcext:value-type="float">
            <text:p>2,55</text:p>
          </table:table-cell>
          <table:table-cell table:style-name="ce152" table:formula="of:=(+62.5/60)*5" office:value-type="float" office:value="5.20833333333333" calcext:value-type="float">
            <text:p>5,21</text:p>
          </table:table-cell>
          <table:table-cell table:style-name="ce156" table:formula="of:=[.G44]-SUM([.H44:.K48])" office:value-type="float" office:value="6.83277777777778" calcext:value-type="float">
            <text:p>6,83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29" office:value-type="string" calcext:value-type="string">
            <text:p>Frutillas</text:p>
          </table:table-cell>
          <table:table-cell table:style-name="ce67" office:value-type="float" office:value="6" calcext:value-type="float">
            <text:p>6</text:p>
          </table:table-cell>
          <table:table-cell table:style-name="ce137" office:value-type="float" office:value="6" calcext:value-type="float">
            <text:p>6</text:p>
          </table:table-cell>
          <table:table-cell table:style-name="ce143" table:number-columns-spanned="1" table:number-rows-spanned="4"/>
          <table:table-cell table:style-name="ce147" table:formula="of:=(VLOOKUP([.D45:.D112];[.$B$72:.$F$99];5;0))*[.F45]" office:value-type="float" office:value="6" calcext:value-type="float">
            <text:p>6</text:p>
          </table:table-cell>
          <table:table-cell table:style-name="ce148" table:number-columns-spanned="4" table:number-rows-spanned="4"/>
          <table:covered-table-cell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Manzana Verde</text:p>
          </table:table-cell>
          <table:table-cell table:style-name="ce67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covered-table-cell/>
          <table:table-cell table:style-name="ce147" table:formula="of:=(VLOOKUP([.D46:.D113];[.$B$72:.$F$99];5;0))*[.F46]" office:value-type="float" office:value="6.4" calcext:value-type="float">
            <text:p>6,4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Melón</text:p>
          </table:table-cell>
          <table:table-cell table:style-name="ce67" office:value-type="string" calcext:value-type="string">
            <text:p>¼</text:p>
          </table:table-cell>
          <table:table-cell table:style-name="ce137" office:value-type="float" office:value="0.25" calcext:value-type="float">
            <text:p>0,25</text:p>
          </table:table-cell>
          <table:covered-table-cell/>
          <table:table-cell table:style-name="ce147" table:formula="of:=(VLOOKUP([.D47:.D114];[.$B$72:.$F$99];5;0))*[.F47]" office:value-type="float" office:value="12.5" calcext:value-type="float">
            <text:p>12,5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Naranja</text:p>
          </table:table-cell>
          <table:table-cell table:style-name="ce67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covered-table-cell/>
          <table:table-cell table:style-name="ce147" table:formula="of:=(VLOOKUP([.D48:.D115];[.$B$72:.$F$99];5;0))*[.F48]" office:value-type="float" office:value="1.88888888888889" calcext:value-type="float">
            <text:p>1,8888888889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19" office:value-type="string" calcext:value-type="string">
            <text:p>Immune Booster</text:p>
          </table:table-cell>
          <table:table-cell table:style-name="ce126"/>
          <table:table-cell table:style-name="ce126" office:value-type="string" calcext:value-type="string">
            <text:p>Frutillas</text:p>
          </table:table-cell>
          <table:table-cell table:style-name="ce67" office:value-type="string" calcext:value-type="string">
            <text:p>x</text:p>
          </table:table-cell>
          <table:table-cell table:style-name="ce137"/>
          <table:table-cell table:style-name="ce142" office:value-type="float" office:value="45" calcext:value-type="float">
            <text:p><text:s/>$ 45,00 </text:p>
          </table:table-cell>
          <table:table-cell table:style-name="ce147" table:formula="of:=(VLOOKUP([.D49:.D116];[.$B$72:.$F$99];5;0))*[.F49]" office:value-type="float" office:value="0" calcext:value-type="float">
            <text:p>0</text:p>
          </table:table-cell>
          <table:table-cell table:style-name="ce147" office:value-type="float" office:value="0.12" calcext:value-type="float">
            <text:p>0,12</text:p>
          </table:table-cell>
          <table:table-cell table:style-name="ce147" office:value-type="float" office:value="2.55" calcext:value-type="float">
            <text:p>2,55</text:p>
          </table:table-cell>
          <table:table-cell table:style-name="ce152" table:formula="of:=(+62.5/60)*5" office:value-type="float" office:value="5.20833333333333" calcext:value-type="float">
            <text:p>5,21</text:p>
          </table:table-cell>
          <table:table-cell table:style-name="ce158"/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26" office:value-type="string" calcext:value-type="string">
            <text:p>Frambuesa</text:p>
          </table:table-cell>
          <table:table-cell table:style-name="ce67" office:value-type="string" calcext:value-type="string">
            <text:p>x</text:p>
          </table:table-cell>
          <table:table-cell table:style-name="ce137"/>
          <table:table-cell table:style-name="ce143" table:number-columns-spanned="1" table:number-rows-spanned="3"/>
          <table:table-cell table:style-name="ce147" table:formula="of:=(VLOOKUP([.D50:.D117];[.$B$72:.$F$99];5;0))*[.F50]" office:value-type="float" office:value="0" calcext:value-type="float">
            <text:p>0</text:p>
          </table:table-cell>
          <table:table-cell table:style-name="ce148" table:number-columns-spanned="4" table:number-rows-spanned="3"/>
          <table:covered-table-cell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Naranja</text:p>
          </table:table-cell>
          <table:table-cell table:style-name="ce67" office:value-type="string" calcext:value-type="string">
            <text:p>x</text:p>
          </table:table-cell>
          <table:table-cell table:style-name="ce137"/>
          <table:covered-table-cell/>
          <table:table-cell table:style-name="ce147" table:formula="of:=(VLOOKUP([.D51:.D118];[.$B$72:.$F$99];5;0))*[.F51]" office:value-type="float" office:value="0" calcext:value-type="float">
            <text:p>0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Yogurt sin Azúcar</text:p>
          </table:table-cell>
          <table:table-cell table:style-name="ce67" office:value-type="string" calcext:value-type="string">
            <text:p>x</text:p>
          </table:table-cell>
          <table:table-cell table:style-name="ce137"/>
          <table:covered-table-cell/>
          <table:table-cell table:style-name="ce147" table:formula="of:=(VLOOKUP([.D52:.D119];[.$B$72:.$F$99];5;0))*[.F52]" office:value-type="float" office:value="0" calcext:value-type="float">
            <text:p>0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19" office:value-type="string" calcext:value-type="string">
            <text:p>Happy Heart</text:p>
          </table:table-cell>
          <table:table-cell table:style-name="ce126"/>
          <table:table-cell table:style-name="ce126" office:value-type="string" calcext:value-type="string">
            <text:p>Frambuesa</text:p>
          </table:table-cell>
          <table:table-cell table:style-name="ce67" office:value-type="string" calcext:value-type="string">
            <text:p>x</text:p>
          </table:table-cell>
          <table:table-cell table:style-name="ce137"/>
          <table:table-cell table:style-name="ce142" office:value-type="float" office:value="45" calcext:value-type="float">
            <text:p><text:s/>$ 45,00 </text:p>
          </table:table-cell>
          <table:table-cell table:style-name="ce147" table:formula="of:=(VLOOKUP([.D53:.D120];[.$B$72:.$F$99];5;0))*[.F53]" office:value-type="float" office:value="0" calcext:value-type="float">
            <text:p>0</text:p>
          </table:table-cell>
          <table:table-cell table:style-name="ce147" office:value-type="float" office:value="0.12" calcext:value-type="float">
            <text:p>0,12</text:p>
          </table:table-cell>
          <table:table-cell table:style-name="ce147" office:value-type="float" office:value="2.55" calcext:value-type="float">
            <text:p>2,55</text:p>
          </table:table-cell>
          <table:table-cell table:style-name="ce152" table:formula="of:=(+62.5/60)*5" office:value-type="float" office:value="5.20833333333333" calcext:value-type="float">
            <text:p>5,21</text:p>
          </table:table-cell>
          <table:table-cell table:style-name="ce158"/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29" office:value-type="string" calcext:value-type="string">
            <text:p>Arándanos</text:p>
          </table:table-cell>
          <table:table-cell table:style-name="ce67" office:value-type="string" calcext:value-type="string">
            <text:p>x</text:p>
          </table:table-cell>
          <table:table-cell table:style-name="ce137"/>
          <table:table-cell table:style-name="ce143" table:number-columns-spanned="1" table:number-rows-spanned="3"/>
          <table:table-cell table:style-name="ce147" table:formula="of:=(VLOOKUP([.D54:.D121];[.$B$72:.$F$99];5;0))*[.F54]" office:value-type="float" office:value="0" calcext:value-type="float">
            <text:p>0</text:p>
          </table:table-cell>
          <table:table-cell table:style-name="ce148" table:number-columns-spanned="4" table:number-rows-spanned="3"/>
          <table:covered-table-cell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Ananá</text:p>
          </table:table-cell>
          <table:table-cell table:style-name="ce67" office:value-type="string" calcext:value-type="string">
            <text:p>x</text:p>
          </table:table-cell>
          <table:table-cell table:style-name="ce137"/>
          <table:covered-table-cell/>
          <table:table-cell table:style-name="ce147" table:formula="of:=(VLOOKUP([.D55:.D122];[.$B$72:.$F$99];5;0))*[.F55]" office:value-type="float" office:value="0" calcext:value-type="float">
            <text:p>0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zana</text:p>
          </table:table-cell>
          <table:table-cell table:style-name="ce67" office:value-type="string" calcext:value-type="string">
            <text:p>x</text:p>
          </table:table-cell>
          <table:table-cell table:style-name="ce137"/>
          <table:covered-table-cell/>
          <table:table-cell table:style-name="ce147" table:formula="of:=(VLOOKUP([.D56:.D123];[.$B$72:.$F$99];5;0))*[.F56]" office:value-type="float" office:value="0" calcext:value-type="float">
            <text:p>0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19" office:value-type="string" calcext:value-type="string">
            <text:p>Pink Panther </text:p>
          </table:table-cell>
          <table:table-cell table:style-name="ce126"/>
          <table:table-cell table:style-name="ce130" office:value-type="string" calcext:value-type="string">
            <text:p>Cerezas</text:p>
          </table:table-cell>
          <table:table-cell table:style-name="ce67" office:value-type="float" office:value="10" calcext:value-type="float">
            <text:p>10</text:p>
          </table:table-cell>
          <table:table-cell table:style-name="ce137" office:value-type="float" office:value="10" calcext:value-type="float">
            <text:p>10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7" table:formula="of:=(VLOOKUP([.D57:.D124];[.$B$72:.$F$99];5;0))*[.F57]" office:value-type="float" office:value="10" calcext:value-type="float">
            <text:p>10</text:p>
          </table:table-cell>
          <table:table-cell table:style-name="ce147" office:value-type="float" office:value="0.12" calcext:value-type="float">
            <text:p>0,12</text:p>
          </table:table-cell>
          <table:table-cell table:style-name="ce147" office:value-type="float" office:value="2.55" calcext:value-type="float">
            <text:p>2,55</text:p>
          </table:table-cell>
          <table:table-cell table:style-name="ce152" table:formula="of:=(+62.5/60)*5" office:value-type="float" office:value="5.20833333333333" calcext:value-type="float">
            <text:p>5,21</text:p>
          </table:table-cell>
          <table:table-cell table:style-name="ce156" table:formula="of:=[.G57]-SUM([.H57:.K60])" office:value-type="float" office:value="5.72166666666667" calcext:value-type="float">
            <text:p>5,72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29" office:value-type="string" calcext:value-type="string">
            <text:p>Ananá</text:p>
          </table:table-cell>
          <table:table-cell table:style-name="ce67" office:value-type="string" calcext:value-type="string">
            <text:p>1 rodaja</text:p>
          </table:table-cell>
          <table:table-cell table:style-name="ce137" office:value-type="float" office:value="0.2" calcext:value-type="float">
            <text:p>0,2</text:p>
          </table:table-cell>
          <table:table-cell table:style-name="ce143" table:number-columns-spanned="1" table:number-rows-spanned="3"/>
          <table:table-cell table:style-name="ce147" table:formula="of:=(VLOOKUP([.D58:.D125];[.$B$72:.$F$99];5;0))*[.F58]" office:value-type="float" office:value="12" calcext:value-type="float">
            <text:p>12</text:p>
          </table:table-cell>
          <table:table-cell table:style-name="ce148" table:number-columns-spanned="4" table:number-rows-spanned="3"/>
          <table:covered-table-cell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Mango</text:p>
          </table:table-cell>
          <table:table-cell table:style-name="ce67" office:value-type="string" calcext:value-type="string">
            <text:p>poco</text:p>
          </table:table-cell>
          <table:table-cell table:style-name="ce137" office:value-type="float" office:value="0.1" calcext:value-type="float">
            <text:p>0,1</text:p>
          </table:table-cell>
          <table:covered-table-cell/>
          <table:table-cell table:style-name="ce147" table:formula="of:=(VLOOKUP([.D59:.D126];[.$B$72:.$F$99];5;0))*[.F59]" office:value-type="float" office:value="3" calcext:value-type="float">
            <text:p>3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covered-table-cell/>
          <table:table-cell table:style-name="ce147" table:formula="of:=(VLOOKUP([.D60:.D127];[.$B$72:.$F$99];5;0))*[.F60]" office:value-type="float" office:value="6.4" calcext:value-type="float">
            <text:p>6,4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19" office:value-type="string" calcext:value-type="string">
            <text:p>Hangover Cure </text:p>
          </table:table-cell>
          <table:table-cell table:style-name="ce126"/>
          <table:table-cell table:style-name="ce126" office:value-type="string" calcext:value-type="string">
            <text:p>Mango</text:p>
          </table:table-cell>
          <table:table-cell table:style-name="ce67" office:value-type="string" calcext:value-type="string">
            <text:p>¼</text:p>
          </table:table-cell>
          <table:table-cell table:style-name="ce137" office:value-type="float" office:value="0.25" calcext:value-type="float">
            <text:p>0,25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7" table:formula="of:=(VLOOKUP([.D61:.D128];[.$B$72:.$F$99];5;0))*[.F61]" office:value-type="float" office:value="7.5" calcext:value-type="float">
            <text:p>7,5</text:p>
          </table:table-cell>
          <table:table-cell table:style-name="ce147" office:value-type="float" office:value="0.12" calcext:value-type="float">
            <text:p>0,12</text:p>
          </table:table-cell>
          <table:table-cell table:style-name="ce147" office:value-type="float" office:value="2.55" calcext:value-type="float">
            <text:p>2,55</text:p>
          </table:table-cell>
          <table:table-cell table:style-name="ce152" table:formula="of:=(+62.5/60)*5" office:value-type="float" office:value="5.20833333333333" calcext:value-type="float">
            <text:p>5,21</text:p>
          </table:table-cell>
          <table:table-cell table:style-name="ce156" table:formula="of:=[.G61]-SUM([.H61:.K65])" office:value-type="float" office:value="7.79758888888889" calcext:value-type="float">
            <text:p>7,80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4"/>
          <table:covered-table-cell table:style-name="ce115"/>
          <table:covered-table-cell table:style-name="Default"/>
          <table:table-cell table:style-name="ce129" office:value-type="string" calcext:value-type="string">
            <text:p>Ananá</text:p>
          </table:table-cell>
          <table:table-cell table:style-name="ce136" office:value-type="string" calcext:value-type="string">
            <text:p>1 ½ rodaja</text:p>
          </table:table-cell>
          <table:table-cell table:style-name="ce137" office:value-type="float" office:value="0.3" calcext:value-type="float">
            <text:p>0,3</text:p>
          </table:table-cell>
          <table:table-cell table:style-name="ce143" table:number-columns-spanned="1" table:number-rows-spanned="4"/>
          <table:table-cell table:style-name="ce147" table:formula="of:=(VLOOKUP([.D62:.D129];[.$B$72:.$F$99];5;0))*[.F62]" office:value-type="float" office:value="18" calcext:value-type="float">
            <text:p>18</text:p>
          </table:table-cell>
          <table:table-cell table:style-name="ce148" table:number-columns-spanned="4" table:number-rows-spanned="4"/>
          <table:covered-table-cell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0" office:value-type="string" calcext:value-type="string">
            <text:p>Jengibre</text:p>
          </table:table-cell>
          <table:table-cell table:style-name="ce67" office:value-type="string" calcext:value-type="string">
            <text:p>muy poco</text:p>
          </table:table-cell>
          <table:table-cell table:style-name="ce137" office:value-type="float" office:value="0.001" calcext:value-type="float">
            <text:p>0,001</text:p>
          </table:table-cell>
          <table:covered-table-cell/>
          <table:table-cell table:style-name="ce147" table:formula="of:=(VLOOKUP([.D63:.D130];[.$B$72:.$F$99];5;0))*[.F63]" office:value-type="float" office:value="0.0063" calcext:value-type="float">
            <text:p>0,0063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2">
          <table:covered-table-cell table:style-name="ce112"/>
          <table:covered-table-cell table:style-name="ce115"/>
          <table:covered-table-cell table:style-name="Default"/>
          <table:table-cell table:style-name="ce132" office:value-type="string" calcext:value-type="string">
            <text:p>limón</text:p>
          </table:table-cell>
          <table:table-cell table:style-name="ce67" office:value-type="string" calcext:value-type="string">
            <text:p>poco</text:p>
          </table:table-cell>
          <table:table-cell table:style-name="ce137" office:value-type="float" office:value="0.002" calcext:value-type="float">
            <text:p>0,002</text:p>
          </table:table-cell>
          <table:covered-table-cell/>
          <table:table-cell table:style-name="ce147" table:formula="of:=(VLOOKUP([.D64:.D131];[.$B$72:.$F$99];5;0))*[.F64]" office:value-type="float" office:value="0.04" calcext:value-type="float">
            <text:p>0,04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1" office:value-type="string" calcext:value-type="string">
            <text:p>Naranja</text:p>
          </table:table-cell>
          <table:table-cell table:style-name="ce67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covered-table-cell/>
          <table:table-cell table:style-name="ce147" table:formula="of:=(VLOOKUP([.D65:.D132];[.$B$72:.$F$99];5;0))*[.F65]" office:value-type="float" office:value="3.77777777777778" calcext:value-type="float">
            <text:p>3,7777777778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19" office:value-type="string" calcext:value-type="string">
            <text:p>Pear Fusion</text:p>
          </table:table-cell>
          <table:table-cell table:style-name="ce126"/>
          <table:table-cell table:style-name="ce133" office:value-type="string" calcext:value-type="string">
            <text:p>Frambuesa</text:p>
          </table:table-cell>
          <table:table-cell table:style-name="ce67" office:value-type="float" office:value="10" calcext:value-type="float">
            <text:p>10</text:p>
          </table:table-cell>
          <table:table-cell table:style-name="ce139" office:value-type="float" office:value="10" calcext:value-type="float">
            <text:p>10</text:p>
          </table:table-cell>
          <table:table-cell table:style-name="ce142" office:value-type="float" office:value="45" calcext:value-type="float">
            <text:p><text:s/>$ 45,00 </text:p>
          </table:table-cell>
          <table:table-cell table:style-name="ce147" table:formula="of:=(VLOOKUP([.D66:.D133];[.$B$72:.$F$99];5;0))*[.F66]" office:value-type="float" office:value="6" calcext:value-type="float">
            <text:p>6</text:p>
          </table:table-cell>
          <table:table-cell table:style-name="ce147" office:value-type="float" office:value="0.12" calcext:value-type="float">
            <text:p>0,12</text:p>
          </table:table-cell>
          <table:table-cell table:style-name="ce147" office:value-type="float" office:value="2.55" calcext:value-type="float">
            <text:p>2,55</text:p>
          </table:table-cell>
          <table:table-cell table:style-name="ce152" table:formula="of:=(+62.5/60)*5" office:value-type="float" office:value="5.20833333333333" calcext:value-type="float">
            <text:p>5,21</text:p>
          </table:table-cell>
          <table:table-cell table:style-name="ce156" table:formula="of:=[.G66]-SUM([.H66:.K69])" office:value-type="float" office:value="12.2466666666667" calcext:value-type="float">
            <text:p>12,25</text:p>
          </table:table-cell>
          <table:table-cell table:number-columns-repeated="1012"/>
        </table:table-row>
        <table:table-row table:style-name="ro1">
          <table:table-cell table:style-name="ce109" table:number-columns-spanned="3" table:number-rows-spanned="3"/>
          <table:covered-table-cell table:style-name="ce115"/>
          <table:covered-table-cell table:style-name="Default"/>
          <table:table-cell table:style-name="ce134" office:value-type="string" calcext:value-type="string">
            <text:p>Ananá</text:p>
          </table:table-cell>
          <table:table-cell table:style-name="ce67" office:value-type="string" calcext:value-type="string">
            <text:p>½ rodaja</text:p>
          </table:table-cell>
          <table:table-cell table:style-name="ce139" office:value-type="float" office:value="0.125" calcext:value-type="float">
            <text:p>0,125</text:p>
          </table:table-cell>
          <table:table-cell table:style-name="ce143" table:number-columns-spanned="1" table:number-rows-spanned="3"/>
          <table:table-cell table:style-name="ce147" table:formula="of:=(VLOOKUP([.D67:.D134];[.$B$72:.$F$99];5;0))*[.F67]" office:value-type="float" office:value="7.5" calcext:value-type="float">
            <text:p>7,5</text:p>
          </table:table-cell>
          <table:table-cell table:style-name="ce148" table:number-columns-spanned="4" table:number-rows-spanned="3"/>
          <table:covered-table-cell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4" office:value-type="string" calcext:value-type="string">
            <text:p>Manzana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covered-table-cell/>
          <table:table-cell table:style-name="ce147" table:formula="of:=(VLOOKUP([.D68:.D135];[.$B$72:.$F$99];5;0))*[.F68]" office:value-type="float" office:value="6.4" calcext:value-type="float">
            <text:p>6,4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1">
          <table:covered-table-cell table:style-name="ce112"/>
          <table:covered-table-cell table:style-name="ce115"/>
          <table:covered-table-cell table:style-name="Default"/>
          <table:table-cell table:style-name="ce134" office:value-type="string" calcext:value-type="string">
            <text:p>Pera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covered-table-cell/>
          <table:table-cell table:style-name="ce147" table:formula="of:=(VLOOKUP([.D69:.D136];[.$B$72:.$F$99];5;0))*[.F69]" office:value-type="float" office:value="4.975" calcext:value-type="float">
            <text:p>4,975</text:p>
          </table:table-cell>
          <table:covered-table-cell table:number-columns-repeated="2" table:style-name="ce149"/>
          <table:covered-table-cell table:style-name="ce153"/>
          <table:covered-table-cell table:style-name="ce158"/>
          <table:table-cell table:number-columns-repeated="1012"/>
        </table:table-row>
        <table:table-row table:style-name="ro2">
          <table:table-cell table:style-name="ce109"/>
          <table:table-cell table:style-name="ce115"/>
          <table:table-cell table:style-name="Default"/>
          <table:table-cell table:style-name="ce128"/>
          <table:table-cell table:style-name="ce115"/>
          <table:table-cell table:number-columns-repeated="1019"/>
        </table:table-row>
        <table:table-row table:style-name="ro2">
          <table:table-cell table:style-name="ce112"/>
          <table:table-cell table:style-name="ce115"/>
          <table:table-cell table:style-name="Default"/>
          <table:table-cell table:style-name="ce128"/>
          <table:table-cell table:style-name="ce115"/>
          <table:table-cell table:number-columns-repeated="1019"/>
        </table:table-row>
        <table:table-row table:style-name="ro2">
          <table:table-cell table:style-name="ce109" table:number-columns-spanned="1" table:number-rows-spanned="28"/>
          <table:table-cell table:style-name="ce120" office:value-type="string" calcext:value-type="string">
            <text:p>Frutas Y verduras</text:p>
          </table:table-cell>
          <table:table-cell table:style-name="ce120" office:value-type="string" calcext:value-type="string">
            <text:p>Precio por Cajón</text:p>
          </table:table-cell>
          <table:table-cell table:style-name="ce120" office:value-type="string" calcext:value-type="string">
            <text:p>Kg.</text:p>
          </table:table-cell>
          <table:table-cell table:style-name="ce120" office:value-type="string" calcext:value-type="string">
            <text:p>Precio por Kg.</text:p>
          </table:table-cell>
          <table:table-cell table:style-name="ce120" office:value-type="string" calcext:value-type="string">
            <text:p>Precio por unidad</text:p>
          </table:table-cell>
          <table:table-cell table:style-name="ce144" table:number-columns-spanned="6" table:number-rows-spanned="28"/>
          <table:covered-table-cell table:number-columns-repeated="4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Ananá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60" calcext:value-type="currency">
            <text:p>$60,0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apio</text:p>
          </table:table-cell>
          <table:table-cell table:style-name="ce127"/>
          <table:table-cell table:style-name="ce69"/>
          <table:table-cell table:style-name="ce135"/>
          <table:table-cell table:style-name="ce141" office:value-type="currency" office:currency="ARS" office:value="5.33" calcext:value-type="currency">
            <text:p>$5,33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Arándanos</text:p>
          </table:table-cell>
          <table:table-cell table:style-name="ce127" office:value-type="currency" office:currency="ARS" office:value="30" calcext:value-type="currency">
            <text:p>$30,00</text:p>
          </table:table-cell>
          <table:table-cell table:style-name="ce135" office:value-type="string" calcext:value-type="string">
            <text:p>50 unidades aprox.</text:p>
          </table:table-cell>
          <table:table-cell table:style-name="ce135"/>
          <table:table-cell table:style-name="ce141" office:value-type="currency" office:currency="ARS" office:value="0.6" calcext:value-type="currency">
            <text:p>$0,6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Banana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2.44" calcext:value-type="currency">
            <text:p>$2,44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Cerezas</text:p>
          </table:table-cell>
          <table:table-cell table:style-name="ce127"/>
          <table:table-cell table:style-name="ce69"/>
          <table:table-cell table:style-name="ce135" office:value-type="currency" office:currency="ARS" office:value="120" calcext:value-type="currency">
            <text:p>$120,00</text:p>
          </table:table-cell>
          <table:table-cell table:style-name="ce140" office:value-type="currency" office:currency="ARS" office:value="1" calcext:value-type="currency">
            <text:p>$1,0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Espinaca</text:p>
          </table:table-cell>
          <table:table-cell table:style-name="ce127" office:value-type="currency" office:currency="ARS" office:value="180" calcext:value-type="currency">
            <text:p>$180,00</text:p>
          </table:table-cell>
          <table:table-cell table:style-name="ce69" office:value-type="string" calcext:value-type="string">
            <text:p>12 unidades</text:p>
          </table:table-cell>
          <table:table-cell table:style-name="ce135" table:formula="of:=+[.C78]/12" office:value-type="currency" office:currency="ARS" office:value="15" calcext:value-type="currency">
            <text:p>$15,00</text:p>
          </table:table-cell>
          <table:table-cell table:style-name="ce140" office:value-type="currency" office:currency="ARS" office:value="15" calcext:value-type="currency">
            <text:p>$15,0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Frambuesa</text:p>
          </table:table-cell>
          <table:table-cell table:style-name="ce127" office:value-type="currency" office:currency="ARS" office:value="30" calcext:value-type="currency">
            <text:p>$30,00</text:p>
          </table:table-cell>
          <table:table-cell table:style-name="ce135" office:value-type="string" calcext:value-type="string">
            <text:p>50 unidades aprox.</text:p>
          </table:table-cell>
          <table:table-cell table:style-name="ce135"/>
          <table:table-cell table:style-name="ce140" office:value-type="currency" office:currency="ARS" office:value="0.6" calcext:value-type="currency">
            <text:p>$0,6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Frutillas</text:p>
          </table:table-cell>
          <table:table-cell table:style-name="ce127"/>
          <table:table-cell table:style-name="ce69"/>
          <table:table-cell table:style-name="ce135" office:value-type="currency" office:currency="ARS" office:value="70" calcext:value-type="currency">
            <text:p>$70,00</text:p>
          </table:table-cell>
          <table:table-cell table:style-name="ce140" office:value-type="currency" office:currency="ARS" office:value="1" calcext:value-type="currency">
            <text:p>$1,0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Jengibre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6.3" calcext:value-type="currency">
            <text:p>$6,3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lima</text:p>
          </table:table-cell>
          <table:table-cell table:style-name="ce127"/>
          <table:table-cell table:style-name="ce69"/>
          <table:table-cell table:style-name="ce135" office:value-type="currency" office:currency="ARS" office:value="90" calcext:value-type="currency">
            <text:p>$90,00</text:p>
          </table:table-cell>
          <table:table-cell table:style-name="ce140" office:value-type="currency" office:currency="ARS" office:value="25" calcext:value-type="currency">
            <text:p>$25,0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limón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20" calcext:value-type="currency">
            <text:p>$20,0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ango</text:p>
          </table:table-cell>
          <table:table-cell table:style-name="ce127" office:value-type="currency" office:currency="ARS" office:value="220" calcext:value-type="currency">
            <text:p>$220,00</text:p>
          </table:table-cell>
          <table:table-cell table:style-name="ce69"/>
          <table:table-cell table:style-name="ce135" office:value-type="string" calcext:value-type="string">
            <text:p>6 u 8 unidades</text:p>
          </table:table-cell>
          <table:table-cell table:style-name="ce140" office:value-type="currency" office:currency="ARS" office:value="30" calcext:value-type="currency">
            <text:p>$30,0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anzana</text:p>
          </table:table-cell>
          <table:table-cell table:style-name="ce127"/>
          <table:table-cell table:style-name="ce69"/>
          <table:table-cell table:style-name="ce135" office:value-type="currency" office:currency="ARS" office:value="32" calcext:value-type="currency">
            <text:p>$32,00</text:p>
          </table:table-cell>
          <table:table-cell table:style-name="ce140" table:formula="of:=+[.E85]/5" office:value-type="currency" office:currency="ARS" office:value="6.4" calcext:value-type="currency">
            <text:p>$6,4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anzana Verde</text:p>
          </table:table-cell>
          <table:table-cell table:style-name="ce127"/>
          <table:table-cell table:style-name="ce69"/>
          <table:table-cell table:style-name="ce135" office:value-type="currency" office:currency="ARS" office:value="32" calcext:value-type="currency">
            <text:p>$32,00</text:p>
          </table:table-cell>
          <table:table-cell table:style-name="ce140" table:formula="of:=+[.E86]/5" office:value-type="currency" office:currency="ARS" office:value="6.4" calcext:value-type="currency">
            <text:p>$6,4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aracuyá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20" calcext:value-type="currency">
            <text:p>$20,0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elón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50" calcext:value-type="currency">
            <text:p>$50,0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enta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20" calcext:value-type="currency">
            <text:p>$20,0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miel</text:p>
          </table:table-cell>
          <table:table-cell table:style-name="ce127"/>
          <table:table-cell table:style-name="ce69" office:value-type="currency" office:currency="ARS" office:value="80" calcext:value-type="currency">
            <text:p>$80,00</text:p>
          </table:table-cell>
          <table:table-cell table:style-name="ce135"/>
          <table:table-cell table:style-name="ce140" office:value-type="currency" office:currency="ARS" office:value="80" calcext:value-type="currency">
            <text:p>$80,0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Moras</text:p>
          </table:table-cell>
          <table:table-cell table:style-name="ce127"/>
          <table:table-cell table:style-name="ce69"/>
          <table:table-cell table:style-name="ce135" office:value-type="currency" office:currency="ARS" office:value="20" calcext:value-type="currency">
            <text:p>$20,00</text:p>
          </table:table-cell>
          <table:table-cell table:style-name="ce140" office:value-type="currency" office:currency="ARS" office:value="0.5" calcext:value-type="currency">
            <text:p>$0,5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Naranja</text:p>
          </table:table-cell>
          <table:table-cell table:style-name="ce127" office:value-type="currency" office:currency="ARS" office:value="170" calcext:value-type="currency">
            <text:p>$170,00</text:p>
          </table:table-cell>
          <table:table-cell table:style-name="ce69" office:value-type="currency" office:currency="ARS" office:value="18" calcext:value-type="currency">
            <text:p>$18,00</text:p>
          </table:table-cell>
          <table:table-cell table:style-name="ce135" table:formula="of:=+[.C92]/[.D92]" office:value-type="currency" office:currency="ARS" office:value="9.44444444444444" calcext:value-type="currency">
            <text:p>$9,44</text:p>
          </table:table-cell>
          <table:table-cell table:style-name="ce140" table:formula="of:=+[.E92]/5" office:value-type="currency" office:currency="ARS" office:value="1.88888888888889" calcext:value-type="currency">
            <text:p>$1,89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2" office:value-type="string" calcext:value-type="string">
            <text:p>pepino</text:p>
          </table:table-cell>
          <table:table-cell table:style-name="ce127"/>
          <table:table-cell table:style-name="ce69"/>
          <table:table-cell table:style-name="ce135" office:value-type="currency" office:currency="ARS" office:value="20" calcext:value-type="currency">
            <text:p>$20,00</text:p>
          </table:table-cell>
          <table:table-cell table:style-name="ce140" office:value-type="currency" office:currency="ARS" office:value="20" calcext:value-type="currency">
            <text:p>$20,0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Pera</text:p>
          </table:table-cell>
          <table:table-cell table:style-name="ce127"/>
          <table:table-cell table:style-name="ce69"/>
          <table:table-cell table:style-name="ce135" office:value-type="currency" office:currency="ARS" office:value="19.9" calcext:value-type="currency">
            <text:p>$19,90</text:p>
          </table:table-cell>
          <table:table-cell table:style-name="ce140" table:formula="of:=+[.E94]/4" office:value-type="currency" office:currency="ARS" office:value="4.975" calcext:value-type="currency">
            <text:p>$4,98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Pimienta de Cayena</text:p>
          </table:table-cell>
          <table:table-cell table:style-name="ce127"/>
          <table:table-cell table:style-name="ce69"/>
          <table:table-cell table:style-name="ce135" office:value-type="currency" office:currency="ARS" office:value="9" calcext:value-type="currency">
            <text:p>$9,00</text:p>
          </table:table-cell>
          <table:table-cell table:style-name="ce140" office:value-type="currency" office:currency="ARS" office:value="9" calcext:value-type="currency">
            <text:p>$9,0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Remolacha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20" calcext:value-type="currency">
            <text:p>$20,0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Sandía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20" calcext:value-type="currency">
            <text:p>$20,0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Yogurt sin Azúcar</text:p>
          </table:table-cell>
          <table:table-cell table:style-name="ce127"/>
          <table:table-cell table:style-name="ce69"/>
          <table:table-cell table:style-name="ce135"/>
          <table:table-cell table:style-name="ce140" office:value-type="currency" office:currency="ARS" office:value="20" calcext:value-type="currency">
            <text:p>$20,00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covered-table-cell table:style-name="ce112"/>
          <table:table-cell table:style-name="ce121" office:value-type="string" calcext:value-type="string">
            <text:p>Zanahoria</text:p>
          </table:table-cell>
          <table:table-cell table:style-name="ce127"/>
          <table:table-cell table:style-name="ce69"/>
          <table:table-cell table:style-name="ce135" office:value-type="currency" office:currency="ARS" office:value="15" calcext:value-type="currency">
            <text:p>$15,00</text:p>
          </table:table-cell>
          <table:table-cell table:style-name="ce140" table:formula="of:=+[.E99]/8" office:value-type="currency" office:currency="ARS" office:value="1.875" calcext:value-type="currency">
            <text:p>$1,88</text:p>
          </table:table-cell>
          <table:covered-table-cell table:number-columns-repeated="5" table:style-name="ce145"/>
          <table:covered-table-cell/>
          <table:table-cell table:number-columns-repeated="1012"/>
        </table:table-row>
        <table:table-row table:style-name="ro2">
          <table:table-cell table:style-name="ce112"/>
          <table:table-cell table:style-name="ce115"/>
          <table:table-cell table:style-name="Default"/>
          <table:table-cell table:style-name="ce128"/>
          <table:table-cell table:style-name="ce115"/>
          <table:table-cell table:number-columns-repeated="1019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23:43:52.442318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1-17T23:44:27.601032677</dc:date>
    <meta:editing-duration>PT5H2M58S</meta:editing-duration>
    <meta:editing-cycles>167</meta:editing-cycles>
    <meta:generator>LibreOffice/5.1.4.2$Linux_X86_64 LibreOffice_project/10m0$Build-2</meta:generator>
    <meta:print-date>2016-11-14T12:54:21.328665314</meta:print-date>
    <meta:document-statistic meta:table-count="7" meta:cell-count="1129" meta:object-count="0"/>
  </office:meta>
</office:document-meta>
</file>